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8.3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1.42mm"/>
    </style:style>
    <style:style style:name="co5" style:family="table-column">
      <style:table-column-properties fo:break-before="auto" style:column-width="61.37mm"/>
    </style:style>
    <style:style style:name="co7" style:family="table-column">
      <style:table-column-properties fo:break-before="auto" style:column-width="26.25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9">
      <style:table-cell-properties fo:border-bottom="none" style:text-align-source="fix" style:repeat-content="false" fo:border-left="none" fo:border-right="none" fo:border-top="2.49pt solid #000000" style:vertical-align="middle"/>
      <style:paragraph-properties fo:text-align="center"/>
    </style:style>
    <style:style style:name="ce3" style:family="table-cell" style:parent-style-name="Default" style:data-style-name="N37">
      <style:table-cell-properties style:text-align-source="fix" style:repeat-content="false" style:vertical-align="middle"/>
      <style:paragraph-properties fo:text-align="start" fo:margin-left="0mm"/>
    </style:style>
    <style:style style:name="ce4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09">
      <style:table-cell-properties fo:border-bottom="none" fo:background-color="#ffff00" style:text-align-source="fix" style:repeat-content="false" fo:border-left="none" fo:border-right="none" fo:border-top="2.49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2.49pt solid #000000" style:vertical-align="middle"/>
      <style:paragraph-properties fo:text-align="center"/>
    </style:style>
    <style:style style:name="ce8" style:family="table-cell" style:parent-style-name="Default">
      <style:table-cell-properties fo:border-bottom="none" fo:background-color="#ffff00" style:text-align-source="fix" style:repeat-content="false" fo:border-left="none" fo:border-right="none" fo:border-top="2.49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66ff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9999"/>
    </style:style>
    <style:style style:name="ce11" style:family="table-cell" style:parent-style-name="Default">
      <style:table-cell-properties fo:border-bottom="none" style:text-align-source="fix" style:repeat-content="false" fo:background-color="transparent" fo:border-left="none" fo:border-right="none" fo:border-top="2.49pt solid #000000" style:vertical-align="middle"/>
      <style:paragraph-properties fo:text-align="center"/>
      <style:text-properties fo:color="#0066ff"/>
    </style:style>
    <style:style style:name="ce12" style:family="table-cell" style:parent-style-name="Default">
      <style:table-cell-properties fo:border-bottom="none" fo:background-color="#ffff00" style:text-align-source="fix" style:repeat-content="false" fo:border-left="none" fo:border-right="none" fo:border-top="2.49pt solid #000000" style:vertical-align="middle"/>
      <style:paragraph-properties fo:text-align="center"/>
      <style:text-properties fo:color="#0066ff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0066"/>
    </style:style>
    <style:style style:name="ce1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ff0066"/>
    </style:style>
    <style:style style:name="ce15" style:family="table-cell" style:parent-style-name="Default">
      <style:table-cell-properties fo:border-bottom="none" fo:border-left="none" fo:border-right="none" fo:border-top="0.06pt solid #000000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99ffff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ce18"/>
        <table:table-column table:style-name="co5" table:default-cell-style-name="ce18"/>
        <table:table-column table:style-name="co7" table:default-cell-style-name="ce18"/>
        <table:table-column table:style-name="co3" table:number-columns-repeated="1014" table:default-cell-style-name="Default"/>
        <table:table-row table:style-name="ro3">
          <table:table-cell table:style-name="ce1" table:number-columns-repeated="2"/>
          <table:table-cell table:style-name="ce1" office:value-type="string" calcext:value-type="string">
            <text:p>Gesing</text:p>
          </table:table-cell>
          <table:table-cell table:style-name="ce1" office:value-type="string" calcext:value-type="string">
            <text:p>Papke</text:p>
          </table:table-cell>
          <table:table-cell table:style-name="ce1" office:value-type="string" calcext:value-type="string">
            <text:p>Stanz</text:p>
          </table:table-cell>
          <table:table-cell table:number-columns-repeated="2"/>
          <table:table-cell table:style-name="ce17" office:value-type="string" calcext:value-type="string">
            <text:p>Gesamtzahl Kontakte ab 27.03</text:p>
          </table:table-cell>
          <table:table-cell table:style-name="ce17" office:value-type="string" calcext:value-type="string">
            <text:p>Gesamtzahl Termine ab 27.03</text:p>
          </table:table-cell>
          <table:table-cell table:style-name="ce17" office:value-type="string" calcext:value-type="string">
            <text:p>Quote %</text:p>
          </table:table-cell>
          <table:table-cell table:number-columns-repeated="1014"/>
        </table:table-row>
        <table:table-row table:style-name="ro3">
          <table:table-cell table:style-name="ce1" table:number-columns-repeated="5"/>
          <table:table-cell table:number-columns-repeated="2"/>
          <table:table-cell table:style-name="ce17" table:formula="of:=SUM([.F68];[.F83];[.F97];[.F111];[.F125])" office:value-type="float" office:value="1381" calcext:value-type="float">
            <text:p>1381</text:p>
          </table:table-cell>
          <table:table-cell table:style-name="ce17" table:formula="of:=SUM([.F69];[.F84];[.F98];[.F112];[.F126])" office:value-type="float" office:value="619" calcext:value-type="float">
            <text:p>619</text:p>
          </table:table-cell>
          <table:table-cell table:style-name="ce17" table:formula="of:=([.I2]/[.H2])*100" office:value-type="float" office:value="44.8225923244026" calcext:value-type="float">
            <text:p>44,82</text:p>
          </table:table-cell>
          <table:table-cell table:number-columns-repeated="1014"/>
        </table:table-row>
        <table:table-row table:style-name="ro3">
          <table:table-cell table:style-name="ce1" table:number-columns-repeated="5"/>
          <table:table-cell table:number-columns-repeated="1019"/>
        </table:table-row>
        <table:table-row table:style-name="ro3">
          <table:table-cell table:style-name="ce2" office:value-type="date" office:date-value="2017-03-02" calcext:value-type="date">
            <text:p>Do 02.03.17</text:p>
          </table:table-cell>
          <table:table-cell table:style-name="ce6" office:value-type="string" calcext:value-type="string">
            <text:p>Anruf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13" table:formula="of:=SUM([.C4:.E4])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3-02" calcext:value-type="date">
            <text:p>Do 02.03.17</text:p>
          </table:table-cell>
          <table:table-cell table:style-name="ce1" office:value-type="string" calcext:value-type="string">
            <text:p>Termin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3" table:formula="of:=SUM([.C5:.E5])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3-03" calcext:value-type="date">
            <text:p>Fr 03.03.17</text:p>
          </table:table-cell>
          <table:table-cell table:style-name="ce7" office:value-type="string" calcext:value-type="string">
            <text:p>Anruf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5" calcext:value-type="float">
            <text:p>15</text:p>
          </table:table-cell>
          <table:table-cell table:style-name="ce13" table:formula="of:=SUM([.C6:.E6])" office:value-type="float" office:value="36" calcext:value-type="float">
            <text:p>36</text:p>
          </table:table-cell>
          <table:table-cell table:style-name="ce15"/>
          <table:table-cell table:style-name="ce19" table:number-columns-repeated="3"/>
          <table:table-cell table:style-name="ce15" table:number-columns-repeated="1014"/>
        </table:table-row>
        <table:table-row table:style-name="ro3">
          <table:table-cell table:style-name="ce2" office:value-type="date" office:date-value="2017-03-03" calcext:value-type="date">
            <text:p>Fr 03.03.17</text:p>
          </table:table-cell>
          <table:table-cell table:style-name="ce1" office:value-type="string" calcext:value-type="string">
            <text:p>Termin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3" calcext:value-type="float">
            <text:p>13</text:p>
          </table:table-cell>
          <table:table-cell table:style-name="ce13" table:formula="of:=SUM([.C7:.E7])" office:value-type="float" office:value="26" calcext:value-type="float">
            <text:p>26</text:p>
          </table:table-cell>
          <table:table-cell table:number-columns-repeated="1018"/>
        </table:table-row>
        <table:table-row table:style-name="ro3">
          <table:table-cell table:style-name="ce2"/>
          <table:table-cell table:style-name="ce1"/>
          <table:table-cell table:style-name="ce10" table:number-columns-repeated="3"/>
          <table:table-cell table:style-name="ce13"/>
          <table:table-cell table:number-columns-repeated="1018"/>
        </table:table-row>
        <table:table-row table:style-name="ro3">
          <table:table-cell table:style-name="ce3" office:value-type="string" calcext:value-type="string">
            <text:p>Summe KW Anrufe</text:p>
          </table:table-cell>
          <table:table-cell table:style-name="ce1"/>
          <table:table-cell table:style-name="ce10" table:number-columns-repeated="3"/>
          <table:table-cell table:formula="of:=SUM([.F7];[.F5])" office:value-type="float" office:value="36" calcext:value-type="float">
            <text:p>36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umme KW Termine</text:p>
          </table:table-cell>
          <table:table-cell table:style-name="ce1"/>
          <table:table-cell table:style-name="ce10" table:number-columns-repeated="3"/>
          <table:table-cell table:formula="of:=SUM([.F6];[.F4])" office:value-type="float" office:value="47" calcext:value-type="float">
            <text:p>47</text:p>
          </table:table-cell>
          <table:table-cell table:number-columns-repeated="1018"/>
        </table:table-row>
        <table:table-row table:style-name="ro3">
          <table:table-cell table:style-name="ce2"/>
          <table:table-cell table:style-name="ce1"/>
          <table:table-cell table:style-name="ce10" table:number-columns-repeated="3"/>
          <table:table-cell table:style-name="ce13"/>
          <table:table-cell table:number-columns-repeated="1018"/>
        </table:table-row>
        <table:table-row table:style-name="ro3">
          <table:table-cell table:style-name="ce4"/>
          <table:table-cell table:style-name="ce1"/>
          <table:table-cell table:style-name="ce10" table:number-columns-repeated="3"/>
          <table:table-cell table:style-name="ce13"/>
          <table:table-cell table:number-columns-repeated="1018"/>
        </table:table-row>
        <table:table-row table:style-name="ro3">
          <table:table-cell table:style-name="ce2" office:value-type="date" office:date-value="2017-03-06" calcext:value-type="date">
            <text:p>Mo 06.03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43" calcext:value-type="float">
            <text:p>43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3-06" calcext:value-type="date">
            <text:p>Mo 06.03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9" calcext:value-type="float">
            <text:p>19</text:p>
          </table:table-cell>
          <table:table-cell table:style-name="ce13" table:formula="of:=SUM([.C14:.E14])" office:value-type="float" office:value="34" calcext:value-type="float">
            <text:p>34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3-07" calcext:value-type="date">
            <text:p>Di 07.03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2" calcext:value-type="float">
            <text:p>22</text:p>
          </table:table-cell>
          <table:table-cell table:style-name="ce13" table:formula="of:=SUM([.C15:.E15])" office:value-type="float" office:value="42" calcext:value-type="float">
            <text:p>42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3-07" calcext:value-type="date">
            <text:p>Di 07.03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1" calcext:value-type="float">
            <text:p>21</text:p>
          </table:table-cell>
          <table:table-cell table:style-name="ce13" table:formula="of:=SUM([.C16:.E16])" office:value-type="float" office:value="37" calcext:value-type="float">
            <text:p>37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3-08" calcext:value-type="date">
            <text:p>Mi 08.03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3" table:formula="of:=SUM([.C17:.E17])" office:value-type="float" office:value="25" calcext:value-type="float">
            <text:p>25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3-08" calcext:value-type="date">
            <text:p>Mi 08.03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6" calcext:value-type="float">
            <text:p>26</text:p>
          </table:table-cell>
          <table:table-cell table:style-name="ce13" table:formula="of:=SUM([.C18:.E18])" office:value-type="float" office:value="36" calcext:value-type="float">
            <text:p>36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3-09" calcext:value-type="date">
            <text:p>Do 09.03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13" table:formula="of:=SUM([.C19:.E19])" office:value-type="float" office:value="44" calcext:value-type="float">
            <text:p>44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3-09" calcext:value-type="date">
            <text:p>Do 09.03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3" table:formula="of:=SUM([.C20:.E20])" office:value-type="float" office:value="34" calcext:value-type="float">
            <text:p>34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3-10" calcext:value-type="date">
            <text:p>Fr 10.03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8" calcext:value-type="float">
            <text:p>18</text:p>
          </table:table-cell>
          <table:table-cell table:style-name="ce13" table:formula="of:=SUM([.C21:.E21])" office:value-type="float" office:value="46" calcext:value-type="float">
            <text:p>46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3-10" calcext:value-type="date">
            <text:p>Fr 10.03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" calcext:value-type="float">
            <text:p>20</text:p>
          </table:table-cell>
          <table:table-cell table:style-name="ce13" table:formula="of:=SUM([.C22:.E22])" office:value-type="float" office:value="51" calcext:value-type="float">
            <text:p>51</text:p>
          </table:table-cell>
          <table:table-cell table:number-columns-repeated="1018"/>
        </table:table-row>
        <table:table-row table:style-name="ro3">
          <table:table-cell table:style-name="ce2"/>
          <table:table-cell table:style-name="ce1"/>
          <table:table-cell table:style-name="ce10" table:number-columns-repeated="3"/>
          <table:table-cell table:style-name="ce13"/>
          <table:table-cell table:number-columns-repeated="1018"/>
        </table:table-row>
        <table:table-row table:style-name="ro3">
          <table:table-cell table:style-name="ce3" office:value-type="string" calcext:value-type="string">
            <text:p>Summe KW Anrufe</text:p>
          </table:table-cell>
          <table:table-cell table:style-name="ce1"/>
          <table:table-cell table:style-name="ce10" table:number-columns-repeated="3"/>
          <table:table-cell table:number-columns-repeated="1019"/>
        </table:table-row>
        <table:table-row table:style-name="ro3">
          <table:table-cell table:style-name="ce3" office:value-type="string" calcext:value-type="string">
            <text:p>Summe KW Termine</text:p>
          </table:table-cell>
          <table:table-cell table:style-name="ce1"/>
          <table:table-cell table:style-name="ce10" table:number-columns-repeated="3"/>
          <table:table-cell table:number-columns-repeated="1019"/>
        </table:table-row>
        <table:table-row table:style-name="ro3">
          <table:table-cell table:style-name="ce4"/>
          <table:table-cell table:style-name="ce1"/>
          <table:table-cell table:style-name="ce10" table:number-columns-repeated="3"/>
          <table:table-cell table:style-name="ce13"/>
          <table:table-cell table:number-columns-repeated="1018"/>
        </table:table-row>
        <table:table-row table:style-name="ro3">
          <table:table-cell table:style-name="ce2" office:value-type="date" office:date-value="2017-03-13" calcext:value-type="date">
            <text:p>Mo 13.03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9" calcext:value-type="float">
            <text:p>29</text:p>
          </table:table-cell>
          <table:table-cell table:style-name="ce13" table:formula="of:=SUM([.C27:.E27])" office:value-type="float" office:value="69" calcext:value-type="float">
            <text:p>69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3-13" calcext:value-type="date">
            <text:p>Mo 13.03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" calcext:value-type="float">
            <text:p>16</text:p>
          </table:table-cell>
          <table:table-cell table:style-name="ce13" table:formula="of:=SUM([.C28:.E28])" office:value-type="float" office:value="62" calcext:value-type="float">
            <text:p>62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3-14" calcext:value-type="date">
            <text:p>Di 14.03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28" calcext:value-type="float">
            <text:p>28</text:p>
          </table:table-cell>
          <table:table-cell table:style-name="ce13" table:formula="of:=SUM([.C29:.E29])" office:value-type="float" office:value="58" calcext:value-type="float">
            <text:p>58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3-14" calcext:value-type="date">
            <text:p>Di 14.03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6" calcext:value-type="float">
            <text:p>16</text:p>
          </table:table-cell>
          <table:table-cell table:style-name="ce13" table:formula="of:=SUM([.C30:.E30])" office:value-type="float" office:value="48" calcext:value-type="float">
            <text:p>48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3-15" calcext:value-type="date">
            <text:p>Mi 15.03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5" calcext:value-type="float">
            <text:p>15</text:p>
          </table:table-cell>
          <table:table-cell table:style-name="ce13" table:formula="of:=SUM([.C31:.E31])" office:value-type="float" office:value="40" calcext:value-type="float">
            <text:p>40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3-15" calcext:value-type="date">
            <text:p>Mi 15.03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2" calcext:value-type="float">
            <text:p>22</text:p>
          </table:table-cell>
          <table:table-cell table:style-name="ce13" table:formula="of:=SUM([.C32:.E32])" office:value-type="float" office:value="45" calcext:value-type="float">
            <text:p>45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3-16" calcext:value-type="date">
            <text:p>Do 16.03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3" calcext:value-type="float">
            <text:p>23</text:p>
          </table:table-cell>
          <table:table-cell table:style-name="ce13" table:formula="of:=SUM([.C33:.E33])" office:value-type="float" office:value="42" calcext:value-type="float">
            <text:p>42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3-16" calcext:value-type="date">
            <text:p>Do 16.03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4" calcext:value-type="float">
            <text:p>14</text:p>
          </table:table-cell>
          <table:table-cell table:style-name="ce13" table:formula="of:=SUM([.C34:.E34])" office:value-type="float" office:value="38" calcext:value-type="float">
            <text:p>38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3-17" calcext:value-type="date">
            <text:p>Fr 17.03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8" calcext:value-type="float">
            <text:p>18</text:p>
          </table:table-cell>
          <table:table-cell table:style-name="ce13" table:formula="of:=SUM([.C35:.E35])" office:value-type="float" office:value="40" calcext:value-type="float">
            <text:p>40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3-17" calcext:value-type="date">
            <text:p>Fr 17.03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6" calcext:value-type="float">
            <text:p>26</text:p>
          </table:table-cell>
          <table:table-cell table:style-name="ce13" table:formula="of:=SUM([.C36:.E36])" office:value-type="float" office:value="53" calcext:value-type="float">
            <text:p>53</text:p>
          </table:table-cell>
          <table:table-cell table:number-columns-repeated="1018"/>
        </table:table-row>
        <table:table-row table:style-name="ro3" table:number-rows-repeated="2">
          <table:table-cell table:style-name="ce2"/>
          <table:table-cell table:style-name="ce1"/>
          <table:table-cell table:style-name="ce10" table:number-columns-repeated="3"/>
          <table:table-cell table:style-name="ce13"/>
          <table:table-cell table:number-columns-repeated="1018"/>
        </table:table-row>
        <table:table-row table:style-name="ro3">
          <table:table-cell table:style-name="ce3" office:value-type="string" calcext:value-type="string">
            <text:p>Summe KW12 Anrufe</text:p>
          </table:table-cell>
          <table:table-cell table:style-name="ce1"/>
          <table:table-cell table:style-name="ce10" table:number-columns-repeated="3"/>
          <table:table-cell table:formula="of:=SUM([.F36];[.F34];[.F32];[.F30];[.F28])" office:value-type="float" office:value="246" calcext:value-type="float">
            <text:p>246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umme KW12 Termine</text:p>
          </table:table-cell>
          <table:table-cell table:style-name="ce1"/>
          <table:table-cell table:style-name="ce10" table:number-columns-repeated="3"/>
          <table:table-cell table:formula="of:=SUM([.F35];[.F33];[.F31];[.F29];[.F27])" office:value-type="float" office:value="249" calcext:value-type="float">
            <text:p>249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1"/>
          <table:table-cell table:style-name="ce10" table:number-columns-repeated="3"/>
          <table:table-cell table:number-columns-repeated="1019"/>
        </table:table-row>
        <table:table-row table:style-name="ro3">
          <table:table-cell table:style-name="ce2" office:value-type="date" office:date-value="2017-03-20" calcext:value-type="date">
            <text:p>Mo 20.03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3" calcext:value-type="float">
            <text:p>23</text:p>
          </table:table-cell>
          <table:table-cell table:style-name="ce13" table:formula="of:=SUM([.C42:.E42])" office:value-type="float" office:value="43" calcext:value-type="float">
            <text:p>43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3-20" calcext:value-type="date">
            <text:p>Mo 20.03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13" table:formula="of:=SUM([.C43:.E43])" office:value-type="float" office:value="33" calcext:value-type="float">
            <text:p>33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3-21" calcext:value-type="date">
            <text:p>Di 21.03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4" calcext:value-type="float">
            <text:p>24</text:p>
          </table:table-cell>
          <table:table-cell table:style-name="ce13" table:formula="of:=SUM([.C44:.E44])" office:value-type="float" office:value="27" calcext:value-type="float">
            <text:p>27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3-21" calcext:value-type="date">
            <text:p>Di 21.03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2" calcext:value-type="float">
            <text:p>22</text:p>
          </table:table-cell>
          <table:table-cell table:style-name="ce13" table:formula="of:=SUM([.C45:.E45])" office:value-type="float" office:value="26" calcext:value-type="float">
            <text:p>26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3-22" calcext:value-type="date">
            <text:p>Mi 22.03.17</text:p>
          </table:table-cell>
          <table:table-cell table:style-name="ce7" office:value-type="string" calcext:value-type="string">
            <text:p>Termin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3" table:formula="of:=SUM([.C46:.E46])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3-22" calcext:value-type="date">
            <text:p>Mi 22.03.17</text:p>
          </table:table-cell>
          <table:table-cell table:style-name="ce1" office:value-type="string" calcext:value-type="string">
            <text:p>Anruf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8" calcext:value-type="float">
            <text:p>18</text:p>
          </table:table-cell>
          <table:table-cell table:style-name="ce13" table:formula="of:=SUM([.C47:.E47])" office:value-type="float" office:value="18" calcext:value-type="float">
            <text:p>18</text:p>
          </table:table-cell>
          <table:table-cell table:number-columns-repeated="1018"/>
        </table:table-row>
        <table:table-row table:style-name="ro3">
          <table:table-cell table:style-name="ce5" office:value-type="date" office:date-value="2017-03-23" calcext:value-type="date">
            <text:p>Do 23.03.17</text:p>
          </table:table-cell>
          <table:table-cell table:style-name="ce8" office:value-type="string" calcext:value-type="string">
            <text:p>Termin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3" calcext:value-type="float">
            <text:p>13</text:p>
          </table:table-cell>
          <table:table-cell table:style-name="ce14" table:formula="of:=SUM([.C48:.E48])" office:value-type="float" office:value="13" calcext:value-type="float">
            <text:p>13</text:p>
          </table:table-cell>
          <table:table-cell table:style-name="ce16" office:value-type="string" calcext:value-type="string">
            <text:p>Ab hier: jeder Termin + Anrufversuch</text:p>
          </table:table-cell>
          <table:table-cell table:style-name="ce20" table:number-columns-repeated="3"/>
          <table:table-cell table:style-name="ce16" table:number-columns-repeated="1014"/>
        </table:table-row>
        <table:table-row table:style-name="ro3">
          <table:table-cell table:style-name="ce2" office:value-type="date" office:date-value="2017-03-23" calcext:value-type="date">
            <text:p>Do 23.03.17</text:p>
          </table:table-cell>
          <table:table-cell table:style-name="ce1" office:value-type="string" calcext:value-type="string">
            <text:p>Anruf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9" calcext:value-type="float">
            <text:p>19</text:p>
          </table:table-cell>
          <table:table-cell table:style-name="ce13" table:formula="of:=SUM([.C49:.E49])" office:value-type="float" office:value="19" calcext:value-type="float">
            <text:p>19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3-24" calcext:value-type="date">
            <text:p>Fr 24.03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1" calcext:value-type="float">
            <text:p>11</text:p>
          </table:table-cell>
          <table:table-cell table:style-name="ce13" table:formula="of:=SUM([.C50:.E50])" office:value-type="float" office:value="27" calcext:value-type="float">
            <text:p>27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3-24" calcext:value-type="date">
            <text:p>Fr 24.03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17" calcext:value-type="float">
            <text:p>17</text:p>
          </table:table-cell>
          <table:table-cell table:style-name="ce13" table:formula="of:=SUM([.C51:.E51])" office:value-type="float" office:value="50" calcext:value-type="float">
            <text:p>50</text:p>
          </table:table-cell>
          <table:table-cell table:number-columns-repeated="1018"/>
        </table:table-row>
        <table:table-row table:style-name="ro3">
          <table:table-cell table:style-name="ce4"/>
          <table:table-cell table:style-name="ce1"/>
          <table:table-cell table:style-name="ce10" table:number-columns-repeated="3"/>
          <table:table-cell table:style-name="ce13"/>
          <table:table-cell table:number-columns-repeated="1018"/>
        </table:table-row>
        <table:table-row table:style-name="ro3">
          <table:table-cell table:style-name="ce3" office:value-type="string" calcext:value-type="string">
            <text:p>Summe KW12 Anrufe</text:p>
          </table:table-cell>
          <table:table-cell table:style-name="ce1"/>
          <table:table-cell table:style-name="ce10" table:number-columns-repeated="3"/>
          <table:table-cell table:formula="of:=SUM([.F51];[.F49];[.F47];[.F45];[.F43])" office:value-type="float" office:value="146" calcext:value-type="float">
            <text:p>146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umme KW12 Termine</text:p>
          </table:table-cell>
          <table:table-cell table:style-name="ce1"/>
          <table:table-cell table:style-name="ce10" table:number-columns-repeated="3"/>
          <table:table-cell table:formula="of:=SUM([.F50];[.F48];[.F46];[.F44];[.F42])" office:value-type="float" office:value="119" calcext:value-type="float">
            <text:p>119</text:p>
          </table:table-cell>
          <table:table-cell table:number-columns-repeated="1018"/>
        </table:table-row>
        <table:table-row table:style-name="ro3" table:number-rows-repeated="2">
          <table:table-cell table:style-name="ce4"/>
          <table:table-cell table:style-name="ce1"/>
          <table:table-cell table:style-name="ce10" table:number-columns-repeated="3"/>
          <table:table-cell table:style-name="ce13"/>
          <table:table-cell table:number-columns-repeated="1018"/>
        </table:table-row>
        <table:table-row table:style-name="ro3">
          <table:table-cell table:style-name="ce2" office:value-type="date" office:date-value="2017-03-27" calcext:value-type="date">
            <text:p>Mo 27.03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5" calcext:value-type="float">
            <text:p>25</text:p>
          </table:table-cell>
          <table:table-cell table:style-name="ce13" table:formula="of:=SUM([.C57:.E57])" office:value-type="float" office:value="26" calcext:value-type="float">
            <text:p>26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3-27" calcext:value-type="date">
            <text:p>Mo 27.03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9" calcext:value-type="float">
            <text:p>49</text:p>
          </table:table-cell>
          <table:table-cell table:style-name="ce13" table:formula="of:=SUM([.C58:.E58])" office:value-type="float" office:value="50" calcext:value-type="float">
            <text:p>50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3-28" calcext:value-type="date">
            <text:p>Di 28.03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25" calcext:value-type="float">
            <text:p>25</text:p>
          </table:table-cell>
          <table:table-cell table:style-name="ce13" table:formula="of:=SUM([.C59:.E59])" office:value-type="float" office:value="27" calcext:value-type="float">
            <text:p>27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3-28" calcext:value-type="date">
            <text:p>Di 28.03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10" office:value-type="float" office:value="38" calcext:value-type="float">
            <text:p>38</text:p>
          </table:table-cell>
          <table:table-cell table:style-name="ce13" table:formula="of:=SUM([.C60:.E60])" office:value-type="float" office:value="44" calcext:value-type="float">
            <text:p>44</text:p>
          </table:table-cell>
          <table:table-cell/>
          <table:table-cell office:value-type="string" calcext:value-type="string">
            <text:p>Gesing 2* vergessen Anruf einzutragen</text:p>
          </table:table-cell>
          <table:table-cell table:number-columns-repeated="2"/>
          <table:table-cell office:value-type="string" calcext:value-type="string">
            <text:p>Stanz: dringende anf. + Anschreiben (4*)</text:p>
          </table:table-cell>
          <table:table-cell table:number-columns-repeated="1013"/>
        </table:table-row>
        <table:table-row table:style-name="ro3">
          <table:table-cell table:style-name="ce2" office:value-type="date" office:date-value="2017-03-29" calcext:value-type="date">
            <text:p>Mi 29.03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20" calcext:value-type="float">
            <text:p>20</text:p>
          </table:table-cell>
          <table:table-cell table:style-name="ce13" table:formula="of:=SUM([.C61:.E61])" office:value-type="float" office:value="25" calcext:value-type="float">
            <text:p>25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3-29" calcext:value-type="date">
            <text:p>Mi 29.03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7" calcext:value-type="float">
            <text:p>7</text:p>
          </table:table-cell>
          <table:table-cell table:style-name="ce10"/>
          <table:table-cell table:style-name="ce10" office:value-type="float" office:value="47" calcext:value-type="float">
            <text:p>47</text:p>
          </table:table-cell>
          <table:table-cell table:style-name="ce13" table:formula="of:=SUM([.C62:.E62])" office:value-type="float" office:value="54" calcext:value-type="float">
            <text:p>54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3-30" calcext:value-type="date">
            <text:p>Do 30.03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28" calcext:value-type="float">
            <text:p>28</text:p>
          </table:table-cell>
          <table:table-cell table:style-name="ce13" table:formula="of:=SUM([.C63:.E63])" office:value-type="float" office:value="31" calcext:value-type="float">
            <text:p>31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3-30" calcext:value-type="date">
            <text:p>Do 30.03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10" calcext:value-type="float">
            <text:p>10</text:p>
          </table:table-cell>
          <table:table-cell table:style-name="ce10"/>
          <table:table-cell table:style-name="ce10" office:value-type="float" office:value="50" calcext:value-type="float">
            <text:p>50</text:p>
          </table:table-cell>
          <table:table-cell table:style-name="ce13" table:formula="of:=SUM([.C64:.E64])" office:value-type="float" office:value="60" calcext:value-type="float">
            <text:p>60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3-31" calcext:value-type="date">
            <text:p>Fr 31.03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3" table:formula="of:=SUM([.C65:.E65])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3-31" calcext:value-type="date">
            <text:p>Fr 31.03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0" office:value-type="float" office:value="20" calcext:value-type="float">
            <text:p>20</text:p>
          </table:table-cell>
          <table:table-cell table:style-name="ce13" table:formula="of:=SUM([.C66:.E66])" office:value-type="float" office:value="28" calcext:value-type="float">
            <text:p>28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umme KW 13 Anrufe</text:p>
          </table:table-cell>
          <table:table-cell table:number-columns-repeated="4"/>
          <table:table-cell table:formula="of:=SUM([.F66];[.F64];[.F62];[.F60];[.F58])" office:value-type="float" office:value="236" calcext:value-type="float">
            <text:p>23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me KW 13 Termine</text:p>
          </table:table-cell>
          <table:table-cell table:number-columns-repeated="4"/>
          <table:table-cell table:formula="of:=SUM([.F65];[.F63];[.F61];[.F59];[.F57])" office:value-type="float" office:value="120" calcext:value-type="float">
            <text:p>120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" office:value-type="date" office:date-value="2017-04-03" calcext:value-type="date">
            <text:p>Mo 03.04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5" calcext:value-type="float">
            <text:p>15</text:p>
          </table:table-cell>
          <table:table-cell table:style-name="ce13" table:formula="of:=SUM([.C72:.E72])" office:value-type="float" office:value="33" calcext:value-type="float">
            <text:p>33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03" calcext:value-type="date">
            <text:p>Mo 03.04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0" calcext:value-type="float">
            <text:p>30</text:p>
          </table:table-cell>
          <table:table-cell table:style-name="ce13" table:formula="of:=SUM([.C73:.E73])" office:value-type="float" office:value="61" calcext:value-type="float">
            <text:p>61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04" calcext:value-type="date">
            <text:p>Di 04.04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13" table:formula="of:=SUM([.C74:.E74])" office:value-type="float" office:value="21" calcext:value-type="float">
            <text:p>21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04" calcext:value-type="date">
            <text:p>Di 04.04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16" calcext:value-type="float">
            <text:p>16</text:p>
          </table:table-cell>
          <table:table-cell table:style-name="ce13" table:formula="of:=SUM([.C75:.E75])" office:value-type="float" office:value="54" calcext:value-type="float">
            <text:p>54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05" calcext:value-type="date">
            <text:p>Mi 05.04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3" calcext:value-type="float">
            <text:p>13</text:p>
          </table:table-cell>
          <table:table-cell table:style-name="ce13" table:formula="of:=SUM([.C76:.E76])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05" calcext:value-type="date">
            <text:p>Mi 05.04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1" calcext:value-type="float">
            <text:p>41</text:p>
          </table:table-cell>
          <table:table-cell table:style-name="ce13" table:formula="of:=SUM([.C77:.E77])" office:value-type="float" office:value="50" calcext:value-type="float">
            <text:p>50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06" calcext:value-type="date">
            <text:p>Do 06.04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13" table:formula="of:=SUM([.C78:.E78])" office:value-type="float" office:value="14" calcext:value-type="float">
            <text:p>14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06" calcext:value-type="date">
            <text:p>Do 06.04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0" calcext:value-type="float">
            <text:p>20</text:p>
          </table:table-cell>
          <table:table-cell table:style-name="ce13" table:formula="of:=SUM([.C79:.E79])" office:value-type="float" office:value="50" calcext:value-type="float">
            <text:p>50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07" calcext:value-type="date">
            <text:p>Fr 07.04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0" calcext:value-type="float">
            <text:p>10</text:p>
          </table:table-cell>
          <table:table-cell table:style-name="ce13" table:formula="of:=SUM([.C80:.E80])" office:value-type="float" office:value="22" calcext:value-type="float">
            <text:p>22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07" calcext:value-type="date">
            <text:p>Fr 07.04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19" calcext:value-type="float">
            <text:p>19</text:p>
          </table:table-cell>
          <table:table-cell table:style-name="ce13" table:formula="of:=SUM([.C81:.E81])" office:value-type="float" office:value="52" calcext:value-type="float">
            <text:p>52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umme KW 14 Anrufe</text:p>
          </table:table-cell>
          <table:table-cell table:number-columns-repeated="4"/>
          <table:table-cell table:formula="of:=SUM([.F81];[.F79];[.F77];[.F75];[.F73])" office:value-type="float" office:value="267" calcext:value-type="float">
            <text:p>267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me KW 14 Termine</text:p>
          </table:table-cell>
          <table:table-cell table:number-columns-repeated="4"/>
          <table:table-cell table:formula="of:=SUM([.F80];[.F78];[.F76];[.F74];[.F72])" office:value-type="float" office:value="106" calcext:value-type="float">
            <text:p>106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date" office:date-value="2017-04-10" calcext:value-type="date">
            <text:p>Mo 10.04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3" table:formula="of:=SUM([.C86:.E86])" office:value-type="float" office:value="68" calcext:value-type="float">
            <text:p>68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10" calcext:value-type="date">
            <text:p>Mo 10.04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1" calcext:value-type="float">
            <text:p>41</text:p>
          </table:table-cell>
          <table:table-cell table:style-name="ce13" table:formula="of:=SUM([.C87:.E87])" office:value-type="float" office:value="126" calcext:value-type="float">
            <text:p>126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11" calcext:value-type="date">
            <text:p>Di 11.04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9" calcext:value-type="float">
            <text:p>19</text:p>
          </table:table-cell>
          <table:table-cell table:style-name="ce13" table:formula="of:=SUM([.C88:.E88])" office:value-type="float" office:value="31" calcext:value-type="float">
            <text:p>31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11" calcext:value-type="date">
            <text:p>Di 11.04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40" calcext:value-type="float">
            <text:p>40</text:p>
          </table:table-cell>
          <table:table-cell table:style-name="ce13" table:formula="of:=SUM([.C89:.E89])" office:value-type="float" office:value="80" calcext:value-type="float">
            <text:p>80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12" calcext:value-type="date">
            <text:p>Mi 12.04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8" calcext:value-type="float">
            <text:p>18</text:p>
          </table:table-cell>
          <table:table-cell table:style-name="ce13" table:formula="of:=SUM([.C90:.E90])" office:value-type="float" office:value="28" calcext:value-type="float">
            <text:p>28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12" calcext:value-type="date">
            <text:p>Mi 12.04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36" calcext:value-type="float">
            <text:p>36</text:p>
          </table:table-cell>
          <table:table-cell table:style-name="ce13" table:formula="of:=SUM([.C91:.E91])" office:value-type="float" office:value="54" calcext:value-type="float">
            <text:p>54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13" calcext:value-type="date">
            <text:p>Do 13.04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3" table:formula="of:=SUM([.C92:.E92])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13" calcext:value-type="date">
            <text:p>Do 13.04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3" table:formula="of:=SUM([.C93:.E93])" office:value-type="float" office:value="54" calcext:value-type="float">
            <text:p>54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14" calcext:value-type="date">
            <text:p>Fr 14.04.17</text:p>
          </table:table-cell>
          <table:table-cell table:style-name="ce7" office:value-type="string" calcext:value-type="string">
            <text:p>Termin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3" table:formula="of:=SUM([.C94:.E94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14" calcext:value-type="date">
            <text:p>Fr 14.04.17</text:p>
          </table:table-cell>
          <table:table-cell table:style-name="ce1" office:value-type="string" calcext:value-type="string">
            <text:p>Anruf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3" table:formula="of:=SUM([.C95:.E95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umme KW 15 Anrufe</text:p>
          </table:table-cell>
          <table:table-cell table:number-columns-repeated="4"/>
          <table:table-cell table:formula="of:=SUM([.F95];[.F93];[.F91];[.F89];[.F87])" office:value-type="float" office:value="314" calcext:value-type="float">
            <text:p>31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me KW 15 Termine</text:p>
          </table:table-cell>
          <table:table-cell table:number-columns-repeated="4"/>
          <table:table-cell table:formula="of:=SUM([.F94];[.F92];[.F90];[.F88];[.F86])" office:value-type="float" office:value="142" calcext:value-type="float">
            <text:p>142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date" office:date-value="2017-04-17" calcext:value-type="date">
            <text:p>Mo 17.04.17</text:p>
          </table:table-cell>
          <table:table-cell table:style-name="ce7" office:value-type="string" calcext:value-type="string">
            <text:p>Termin</text:p>
          </table:table-cell>
          <table:table-cell table:number-columns-repeated="3" table:style-name="ce11" office:value-type="string" calcext:value-type="string">
            <text:p>?</text:p>
          </table:table-cell>
          <table:table-cell table:style-name="ce13" table:formula="of:=SUM([.C100:.E100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17" calcext:value-type="date">
            <text:p>Mo 17.04.17</text:p>
          </table:table-cell>
          <table:table-cell table:style-name="ce1" office:value-type="string" calcext:value-type="string">
            <text:p>Anruf</text:p>
          </table:table-cell>
          <table:table-cell table:number-columns-repeated="3" table:style-name="ce10" office:value-type="string" calcext:value-type="string">
            <text:p>?</text:p>
          </table:table-cell>
          <table:table-cell table:style-name="ce13" table:formula="of:=SUM([.C101:.E101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18" calcext:value-type="date">
            <text:p>Di 18.04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9" calcext:value-type="float">
            <text:p>19</text:p>
          </table:table-cell>
          <table:table-cell table:style-name="ce13" table:formula="of:=SUM([.C102:.E102])" office:value-type="float" office:value="43" calcext:value-type="float">
            <text:p>43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18" calcext:value-type="date">
            <text:p>Di 18.04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6" calcext:value-type="float">
            <text:p>36</text:p>
          </table:table-cell>
          <table:table-cell table:style-name="ce13" table:formula="of:=SUM([.C103:.E10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19" calcext:value-type="date">
            <text:p>Mi 19.04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3" table:formula="of:=SUM([.C104:.E104])" office:value-type="float" office:value="38" calcext:value-type="float">
            <text:p>38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19" calcext:value-type="date">
            <text:p>Mi 19.04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9" calcext:value-type="float">
            <text:p>39</text:p>
          </table:table-cell>
          <table:table-cell table:style-name="ce13" table:formula="of:=SUM([.C105:.E105])" office:value-type="float" office:value="98" calcext:value-type="float">
            <text:p>98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20" calcext:value-type="date">
            <text:p>Do 20.04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6" calcext:value-type="float">
            <text:p>16</text:p>
          </table:table-cell>
          <table:table-cell table:style-name="ce13" table:formula="of:=SUM([.C106:.E106])" office:value-type="float" office:value="26" calcext:value-type="float">
            <text:p>26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20" calcext:value-type="date">
            <text:p>Do 20.04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35" calcext:value-type="float">
            <text:p>35</text:p>
          </table:table-cell>
          <table:table-cell table:style-name="ce13" table:formula="of:=SUM([.C107:.E107])" office:value-type="float" office:value="58" calcext:value-type="float">
            <text:p>58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21" calcext:value-type="date">
            <text:p>Fr 21.04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21" calcext:value-type="float">
            <text:p>21</text:p>
          </table:table-cell>
          <table:table-cell table:style-name="ce13" table:formula="of:=SUM([.C108:.E108])" office:value-type="float" office:value="46" calcext:value-type="float">
            <text:p>46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21" calcext:value-type="date">
            <text:p>Fr 21.04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0" calcext:value-type="float">
            <text:p>40</text:p>
          </table:table-cell>
          <table:table-cell table:style-name="ce13" table:formula="of:=SUM([.C109:.E109])" office:value-type="float" office:value="95" calcext:value-type="float">
            <text:p>95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umme KW 16 Anrufe</text:p>
          </table:table-cell>
          <table:table-cell table:number-columns-repeated="4"/>
          <table:table-cell table:formula="of:=SUM([.F109];[.F107];[.F105];[.F103];[.F101])" office:value-type="float" office:value="351" calcext:value-type="float">
            <text:p>35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me KW 16 Termine</text:p>
          </table:table-cell>
          <table:table-cell table:number-columns-repeated="4"/>
          <table:table-cell table:formula="of:=SUM([.F108];[.F106];[.F104];[.F102];[.F100])" office:value-type="float" office:value="153" calcext:value-type="float">
            <text:p>153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date" office:date-value="2017-04-24" calcext:value-type="date">
            <text:p>Mo 24.04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8" calcext:value-type="float">
            <text:p>18</text:p>
          </table:table-cell>
          <table:table-cell table:style-name="ce13" table:formula="of:=SUM([.C114:.E114])" office:value-type="float" office:value="27" calcext:value-type="float">
            <text:p>27</text:p>
          </table:table-cell>
          <table:table-cell office:value-type="string" calcext:value-type="string">
            <text:p>StanzTermine:</text:p>
          </table:table-cell>
          <table:table-cell table:formula="of:=SUM([.E114];[.E116];[.E118])" office:value-type="float" office:value="55" calcext:value-type="float">
            <text:p>55</text:p>
          </table:table-cell>
          <table:table-cell table:number-columns-repeated="1016"/>
        </table:table-row>
        <table:table-row table:style-name="ro3">
          <table:table-cell table:style-name="ce2" office:value-type="date" office:date-value="2017-04-24" calcext:value-type="date">
            <text:p>Mo 24.04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6" calcext:value-type="float">
            <text:p>36</text:p>
          </table:table-cell>
          <table:table-cell table:style-name="ce13" table:formula="of:=SUM([.C115:.E115])" office:value-type="float" office:value="52" calcext:value-type="float">
            <text:p>52</text:p>
          </table:table-cell>
          <table:table-cell office:value-type="string" calcext:value-type="string">
            <text:p>Stanz Anrufe:</text:p>
          </table:table-cell>
          <table:table-cell table:formula="of:=SUM([.E115];[.E117];[.E119])" office:value-type="float" office:value="116" calcext:value-type="float">
            <text:p>116</text:p>
          </table:table-cell>
          <table:table-cell table:number-columns-repeated="1016"/>
        </table:table-row>
        <table:table-row table:style-name="ro3">
          <table:table-cell table:style-name="ce2" office:value-type="date" office:date-value="2017-04-25" calcext:value-type="date">
            <text:p>Di 25.04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13" table:formula="of:=SUM([.C116:.E116])" office:value-type="float" office:value="19" calcext:value-type="float">
            <text:p>19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25" calcext:value-type="date">
            <text:p>Di 25.04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5" calcext:value-type="float">
            <text:p>35</text:p>
          </table:table-cell>
          <table:table-cell table:style-name="ce13" table:formula="of:=SUM([.C117:.E117])" office:value-type="float" office:value="53" calcext:value-type="float">
            <text:p>53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26" calcext:value-type="date">
            <text:p>Mi 26.04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2" calcext:value-type="float">
            <text:p>22</text:p>
          </table:table-cell>
          <table:table-cell table:style-name="ce13" table:formula="of:=SUM([.C118:.E118])" office:value-type="float" office:value="23" calcext:value-type="float">
            <text:p>23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26" calcext:value-type="date">
            <text:p>Mi 26.04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5" calcext:value-type="float">
            <text:p>45</text:p>
          </table:table-cell>
          <table:table-cell table:style-name="ce13" table:formula="of:=SUM([.C119:.E119])" office:value-type="float" office:value="50" calcext:value-type="float">
            <text:p>50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27" calcext:value-type="date">
            <text:p>Do 27.04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23" calcext:value-type="float">
            <text:p>2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table:formula="of:=SUM([.C120:.E120])" office:value-type="float" office:value="23" calcext:value-type="float">
            <text:p>23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27" calcext:value-type="date">
            <text:p>Do 27.04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47" calcext:value-type="float">
            <text:p>47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3" table:formula="of:=SUM([.C121:.E121])" office:value-type="float" office:value="47" calcext:value-type="float">
            <text:p>47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28" calcext:value-type="date">
            <text:p>Fr 28.04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table:formula="of:=SUM([.C122:.E122])" office:value-type="float" office:value="6" calcext:value-type="float">
            <text:p>6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28" calcext:value-type="date">
            <text:p>Fr 28.04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3" table:formula="of:=SUM([.C123:.E123])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umme KW 17 Anrufe</text:p>
          </table:table-cell>
          <table:table-cell table:number-columns-repeated="4"/>
          <table:table-cell table:formula="of:=SUM([.F123];[.F121];[.F119];[.F117];[.F115])" office:value-type="float" office:value="213" calcext:value-type="float">
            <text:p>21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me KW 17 Termine</text:p>
          </table:table-cell>
          <table:table-cell table:number-columns-repeated="4"/>
          <table:table-cell table:formula="of:=SUM([.F122];[.F120];[.F118];[.F116];[.F114])" office:value-type="float" office:value="98" calcext:value-type="float">
            <text:p>98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date" office:date-value="2017-05-01" calcext:value-type="date">
            <text:p>Mo 01.05.17</text:p>
          </table:table-cell>
          <table:table-cell table:style-name="ce7" office:value-type="string" calcext:value-type="string">
            <text:p>Termin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3" table:formula="of:=SUM([.C128:.E128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5-01" calcext:value-type="date">
            <text:p>Mo 01.05.17</text:p>
          </table:table-cell>
          <table:table-cell table:style-name="ce1" office:value-type="string" calcext:value-type="string">
            <text:p>Anruf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3" table:formula="of:=SUM([.C129:.E129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5-02" calcext:value-type="date">
            <text:p>Di 02.05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13" table:formula="of:=SUM([.C130:.E130])" office:value-type="float" office:value="14" calcext:value-type="float">
            <text:p>14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5-02" calcext:value-type="date">
            <text:p>Di 02.05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6" calcext:value-type="float">
            <text:p>26</text:p>
          </table:table-cell>
          <table:table-cell table:style-name="ce13" table:formula="of:=SUM([.C131:.E131])" office:value-type="float" office:value="46" calcext:value-type="float">
            <text:p>46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5-03" calcext:value-type="date">
            <text:p>Mi 03.05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9" calcext:value-type="float">
            <text:p>9</text:p>
          </table:table-cell>
          <table:table-cell table:style-name="ce13" table:formula="of:=SUM([.C132:.E132])" office:value-type="float" office:value="21" calcext:value-type="float">
            <text:p>21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5-03" calcext:value-type="date">
            <text:p>Mi 03.05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6" calcext:value-type="float">
            <text:p>26</text:p>
          </table:table-cell>
          <table:table-cell table:style-name="ce13" table:formula="of:=SUM([.C133:.E133])" office:value-type="float" office:value="52" calcext:value-type="float">
            <text:p>52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5-04" calcext:value-type="date">
            <text:p>Do 04.05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3" calcext:value-type="float">
            <text:p>13</text:p>
          </table:table-cell>
          <table:table-cell table:style-name="ce13" table:formula="of:=SUM([.C134:.E134])" office:value-type="float" office:value="23" calcext:value-type="float">
            <text:p>23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5-04" calcext:value-type="date">
            <text:p>Do 04.05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7" calcext:value-type="float">
            <text:p>27</text:p>
          </table:table-cell>
          <table:table-cell table:style-name="ce13" table:formula="of:=SUM([.C135:.E135])" office:value-type="float" office:value="49" calcext:value-type="float">
            <text:p>49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5-05" calcext:value-type="date">
            <text:p>Fr 05.05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style-name="ce13" table:formula="of:=SUM([.C136:.E136])" office:value-type="float" office:value="26" calcext:value-type="float">
            <text:p>26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5-05" calcext:value-type="date">
            <text:p>Fr 05.05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SUM([.C137:.E137])" office:value-type="float" office:value="63" calcext:value-type="float">
            <text:p>63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umme KW 18 Anrufe</text:p>
          </table:table-cell>
          <table:table-cell table:number-columns-repeated="4"/>
          <table:table-cell table:formula="of:=SUM([.F137];[.F135];[.F133];[.F131];[.F129])" office:value-type="float" office:value="210" calcext:value-type="float">
            <text:p>21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me KW 18 Termine</text:p>
          </table:table-cell>
          <table:table-cell table:number-columns-repeated="4"/>
          <table:table-cell table:formula="of:=SUM([.F136];[.F134];[.F132];[.F130];[.F128])" office:value-type="float" office:value="84" calcext:value-type="float">
            <text:p>84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date" office:date-value="2017-05-08" calcext:value-type="date">
            <text:p>Mo 08.05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5" calcext:value-type="float">
            <text:p>15</text:p>
          </table:table-cell>
          <table:table-cell table:style-name="ce13" table:formula="of:=SUM([.C142:.E142])" office:value-type="float" office:value="32" calcext:value-type="float">
            <text:p>32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5-08" calcext:value-type="date">
            <text:p>Mo 08.05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6" calcext:value-type="float">
            <text:p>36</text:p>
          </table:table-cell>
          <table:table-cell table:style-name="ce13" table:formula="of:=SUM([.C143:.E143])" office:value-type="float" office:value="72" calcext:value-type="float">
            <text:p>72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5-09" calcext:value-type="date">
            <text:p>Di 09.05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0" calcext:value-type="float">
            <text:p>0</text:p>
          </table:table-cell>
          <table:table-cell table:style-name="ce13" table:formula="of:=SUM([.C144:.E144])" office:value-type="float" office:value="28" calcext:value-type="float">
            <text:p>28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5-09" calcext:value-type="date">
            <text:p>Di 09.05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SUM([.C145:.E145])" office:value-type="float" office:value="71" calcext:value-type="float">
            <text:p>71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5-10" calcext:value-type="date">
            <text:p>Mi 10.05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style-name="ce13" table:formula="of:=SUM([.C146:.E146])" office:value-type="float" office:value="21" calcext:value-type="float">
            <text:p>21</text:p>
          </table:table-cell>
          <table:table-cell/>
          <table:table-cell office:value-type="string" calcext:value-type="string">
            <text:p>Cedis-Ausfall halber Tag</text:p>
          </table:table-cell>
          <table:table-cell table:number-columns-repeated="1016"/>
        </table:table-row>
        <table:table-row table:style-name="ro3">
          <table:table-cell table:style-name="ce2" office:value-type="date" office:date-value="2017-05-10" calcext:value-type="date">
            <text:p>Mi 10.05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SUM([.C147:.E147])" office:value-type="float" office:value="68" calcext:value-type="float">
            <text:p>68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5-11" calcext:value-type="date">
            <text:p>Do 11.05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3" table:formula="of:=SUM([.C148:.E148])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5-11" calcext:value-type="date">
            <text:p>Do 11.05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SUM([.C149:.E149])" office:value-type="float" office:value="35" calcext:value-type="float">
            <text:p>35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5-12" calcext:value-type="date">
            <text:p>Fr 12.05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0" calcext:value-type="float">
            <text:p>0</text:p>
          </table:table-cell>
          <table:table-cell table:style-name="ce13" table:formula="of:=SUM([.C150:.E150])" office:value-type="float" office:value="46" calcext:value-type="float">
            <text:p>46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5-12" calcext:value-type="date">
            <text:p>Fr 12.05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SUM([.C151:.E151])" office:value-type="float" office:value="41" calcext:value-type="float">
            <text:p>41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umme KW 19 Anrufe</text:p>
          </table:table-cell>
          <table:table-cell table:number-columns-repeated="4"/>
          <table:table-cell table:formula="of:=SUM([.F151];[.F149];[.F147];[.F145];[.F143])" office:value-type="float" office:value="287" calcext:value-type="float">
            <text:p>287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me KW 19 Termine</text:p>
          </table:table-cell>
          <table:table-cell table:number-columns-repeated="4"/>
          <table:table-cell table:formula="of:=SUM([.F150];[.F148];[.F146];[.F144];[.F142])" office:value-type="float" office:value="139" calcext:value-type="float">
            <text:p>139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date" office:date-value="2017-05-15" calcext:value-type="date">
            <text:p>Mo 15.05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2" calcext:value-type="float">
            <text:p>22</text:p>
          </table:table-cell>
          <table:table-cell table:style-name="ce13" table:formula="of:=SUM([.C156:.E156])" office:value-type="float" office:value="47" calcext:value-type="float">
            <text:p>47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5-15" calcext:value-type="date">
            <text:p>Mo 15.05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50" calcext:value-type="float">
            <text:p>50</text:p>
          </table:table-cell>
          <table:table-cell table:style-name="ce13" table:formula="of:=SUM([.C157:.E157])" office:value-type="float" office:value="98" calcext:value-type="float">
            <text:p>98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5-16" calcext:value-type="date">
            <text:p>Di 16.05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3" table:formula="of:=SUM([.C158:.E158])" office:value-type="float" office:value="31" calcext:value-type="float">
            <text:p>31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5-16" calcext:value-type="date">
            <text:p>Di 16.05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40" calcext:value-type="float">
            <text:p>40</text:p>
          </table:table-cell>
          <table:table-cell table:style-name="ce13" table:formula="of:=SUM([.C159:.E159])" office:value-type="float" office:value="92" calcext:value-type="float">
            <text:p>92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5-17" calcext:value-type="date">
            <text:p>Mi 17.05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3" calcext:value-type="float">
            <text:p>13</text:p>
          </table:table-cell>
          <table:table-cell table:style-name="ce13" table:formula="of:=SUM([.C160:.E160])" office:value-type="float" office:value="29" calcext:value-type="float">
            <text:p>29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5-17" calcext:value-type="date">
            <text:p>Mi 17.05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 table:style-name="ce10" office:value-type="float" office:value="31" calcext:value-type="float">
            <text:p>31</text:p>
          </table:table-cell>
          <table:table-cell table:style-name="ce13" table:formula="of:=SUM([.C161:.E161])" office:value-type="float" office:value="68" calcext:value-type="float">
            <text:p>68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5-18" calcext:value-type="date">
            <text:p>Do 18.05.17</text:p>
          </table:table-cell>
          <table:table-cell table:style-name="ce7" office:value-type="string" calcext:value-type="string">
            <text:p>Termin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3" table:formula="of:=SUM([.C162:.E162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5-18" calcext:value-type="date">
            <text:p>Do 18.05.17</text:p>
          </table:table-cell>
          <table:table-cell table:style-name="ce1" office:value-type="string" calcext:value-type="string">
            <text:p>Anruf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3" table:formula="of:=SUM([.C163:.E163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5-19" calcext:value-type="date">
            <text:p>Fr 19.05.17</text:p>
          </table:table-cell>
          <table:table-cell table:style-name="ce7" office:value-type="string" calcext:value-type="string">
            <text:p>Termin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3" table:formula="of:=SUM([.C164:.E164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5-19" calcext:value-type="date">
            <text:p>Fr 19.05.17</text:p>
          </table:table-cell>
          <table:table-cell table:style-name="ce1" office:value-type="string" calcext:value-type="string">
            <text:p>Anruf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3" table:formula="of:=SUM([.C165:.E165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umme KW 17 Anrufe</text:p>
          </table:table-cell>
          <table:table-cell table:number-columns-repeated="4"/>
          <table:table-cell table:formula="of:=SUM([.F165];[.F163];[.F161];[.F159];[.F157])" office:value-type="float" office:value="258" calcext:value-type="float">
            <text:p>2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me KW 17 Termine</text:p>
          </table:table-cell>
          <table:table-cell table:number-columns-repeated="4"/>
          <table:table-cell table:formula="of:=SUM([.F164];[.F162];[.F160];[.F158];[.F156])" office:value-type="float" office:value="107" calcext:value-type="float">
            <text:p>107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date" office:date-value="2017-04-24" calcext:value-type="date">
            <text:p>Mo 24.04.17</text:p>
          </table:table-cell>
          <table:table-cell table:style-name="ce7" office:value-type="string" calcext:value-type="string">
            <text:p>Termin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3" table:formula="of:=SUM([.C170:.E170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24" calcext:value-type="date">
            <text:p>Mo 24.04.17</text:p>
          </table:table-cell>
          <table:table-cell table:style-name="ce1" office:value-type="string" calcext:value-type="string">
            <text:p>Anruf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3" table:formula="of:=SUM([.C171:.E171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25" calcext:value-type="date">
            <text:p>Di 25.04.17</text:p>
          </table:table-cell>
          <table:table-cell table:style-name="ce7" office:value-type="string" calcext:value-type="string">
            <text:p>Termin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3" table:formula="of:=SUM([.C172:.E172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25" calcext:value-type="date">
            <text:p>Di 25.04.17</text:p>
          </table:table-cell>
          <table:table-cell table:style-name="ce1" office:value-type="string" calcext:value-type="string">
            <text:p>Anruf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3" table:formula="of:=SUM([.C173:.E173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26" calcext:value-type="date">
            <text:p>Mi 26.04.17</text:p>
          </table:table-cell>
          <table:table-cell table:style-name="ce7" office:value-type="string" calcext:value-type="string">
            <text:p>Termin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3" table:formula="of:=SUM([.C174:.E174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26" calcext:value-type="date">
            <text:p>Mi 26.04.17</text:p>
          </table:table-cell>
          <table:table-cell table:style-name="ce1" office:value-type="string" calcext:value-type="string">
            <text:p>Anruf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3" table:formula="of:=SUM([.C175:.E175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27" calcext:value-type="date">
            <text:p>Do 27.04.17</text:p>
          </table:table-cell>
          <table:table-cell table:style-name="ce7" office:value-type="string" calcext:value-type="string">
            <text:p>Termin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3" table:formula="of:=SUM([.C176:.E176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27" calcext:value-type="date">
            <text:p>Do 27.04.17</text:p>
          </table:table-cell>
          <table:table-cell table:style-name="ce1" office:value-type="string" calcext:value-type="string">
            <text:p>Anruf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3" table:formula="of:=SUM([.C177:.E177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28" calcext:value-type="date">
            <text:p>Fr 28.04.17</text:p>
          </table:table-cell>
          <table:table-cell table:style-name="ce7" office:value-type="string" calcext:value-type="string">
            <text:p>Termin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3" table:formula="of:=SUM([.C178:.E178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28" calcext:value-type="date">
            <text:p>Fr 28.04.17</text:p>
          </table:table-cell>
          <table:table-cell table:style-name="ce1" office:value-type="string" calcext:value-type="string">
            <text:p>Anruf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3" table:formula="of:=SUM([.C179:.E179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umme KW 17 Anrufe</text:p>
          </table:table-cell>
          <table:table-cell table:number-columns-repeated="4"/>
          <table:table-cell table:formula="of:=SUM([.F179];[.F177];[.F175];[.F173];[.F171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me KW 17 Termine</text:p>
          </table:table-cell>
          <table:table-cell table:number-columns-repeated="4"/>
          <table:table-cell table:formula="of:=SUM([.F178];[.F176];[.F174];[.F172];[.F170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date" office:date-value="2017-04-24" calcext:value-type="date">
            <text:p>Mo 24.04.17</text:p>
          </table:table-cell>
          <table:table-cell table:style-name="ce7" office:value-type="string" calcext:value-type="string">
            <text:p>Termin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3" table:formula="of:=SUM([.C184:.E184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24" calcext:value-type="date">
            <text:p>Mo 24.04.17</text:p>
          </table:table-cell>
          <table:table-cell table:style-name="ce1" office:value-type="string" calcext:value-type="string">
            <text:p>Anruf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3" table:formula="of:=SUM([.C185:.E185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25" calcext:value-type="date">
            <text:p>Di 25.04.17</text:p>
          </table:table-cell>
          <table:table-cell table:style-name="ce7" office:value-type="string" calcext:value-type="string">
            <text:p>Termin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3" table:formula="of:=SUM([.C186:.E186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25" calcext:value-type="date">
            <text:p>Di 25.04.17</text:p>
          </table:table-cell>
          <table:table-cell table:style-name="ce1" office:value-type="string" calcext:value-type="string">
            <text:p>Anruf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3" table:formula="of:=SUM([.C187:.E187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26" calcext:value-type="date">
            <text:p>Mi 26.04.17</text:p>
          </table:table-cell>
          <table:table-cell table:style-name="ce7" office:value-type="string" calcext:value-type="string">
            <text:p>Termin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3" table:formula="of:=SUM([.C188:.E188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26" calcext:value-type="date">
            <text:p>Mi 26.04.17</text:p>
          </table:table-cell>
          <table:table-cell table:style-name="ce1" office:value-type="string" calcext:value-type="string">
            <text:p>Anruf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3" table:formula="of:=SUM([.C189:.E189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27" calcext:value-type="date">
            <text:p>Do 27.04.17</text:p>
          </table:table-cell>
          <table:table-cell table:style-name="ce7" office:value-type="string" calcext:value-type="string">
            <text:p>Termin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3" table:formula="of:=SUM([.C190:.E190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27" calcext:value-type="date">
            <text:p>Do 27.04.17</text:p>
          </table:table-cell>
          <table:table-cell table:style-name="ce1" office:value-type="string" calcext:value-type="string">
            <text:p>Anruf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3" table:formula="of:=SUM([.C191:.E191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28" calcext:value-type="date">
            <text:p>Fr 28.04.17</text:p>
          </table:table-cell>
          <table:table-cell table:style-name="ce7" office:value-type="string" calcext:value-type="string">
            <text:p>Termin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3" table:formula="of:=SUM([.C192:.E192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28" calcext:value-type="date">
            <text:p>Fr 28.04.17</text:p>
          </table:table-cell>
          <table:table-cell table:style-name="ce1" office:value-type="string" calcext:value-type="string">
            <text:p>Anruf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3" table:formula="of:=SUM([.C193:.E193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umme KW 17 Anrufe</text:p>
          </table:table-cell>
          <table:table-cell table:number-columns-repeated="4"/>
          <table:table-cell table:formula="of:=SUM([.F193];[.F191];[.F189];[.F187];[.F185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me KW 17 Termine</text:p>
          </table:table-cell>
          <table:table-cell table:number-columns-repeated="4"/>
          <table:table-cell table:formula="of:=SUM([.F192];[.F190];[.F188];[.F186];[.F184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date" office:date-value="2017-04-24" calcext:value-type="date">
            <text:p>Mo 24.04.17</text:p>
          </table:table-cell>
          <table:table-cell table:style-name="ce7" office:value-type="string" calcext:value-type="string">
            <text:p>Termin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3" table:formula="of:=SUM([.C198:.E198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24" calcext:value-type="date">
            <text:p>Mo 24.04.17</text:p>
          </table:table-cell>
          <table:table-cell table:style-name="ce1" office:value-type="string" calcext:value-type="string">
            <text:p>Anruf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3" table:formula="of:=SUM([.C199:.E199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25" calcext:value-type="date">
            <text:p>Di 25.04.17</text:p>
          </table:table-cell>
          <table:table-cell table:style-name="ce7" office:value-type="string" calcext:value-type="string">
            <text:p>Termin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3" table:formula="of:=SUM([.C200:.E200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25" calcext:value-type="date">
            <text:p>Di 25.04.17</text:p>
          </table:table-cell>
          <table:table-cell table:style-name="ce1" office:value-type="string" calcext:value-type="string">
            <text:p>Anruf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3" table:formula="of:=SUM([.C201:.E201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26" calcext:value-type="date">
            <text:p>Mi 26.04.17</text:p>
          </table:table-cell>
          <table:table-cell table:style-name="ce7" office:value-type="string" calcext:value-type="string">
            <text:p>Termin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3" table:formula="of:=SUM([.C202:.E202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26" calcext:value-type="date">
            <text:p>Mi 26.04.17</text:p>
          </table:table-cell>
          <table:table-cell table:style-name="ce1" office:value-type="string" calcext:value-type="string">
            <text:p>Anruf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3" table:formula="of:=SUM([.C203:.E203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27" calcext:value-type="date">
            <text:p>Do 27.04.17</text:p>
          </table:table-cell>
          <table:table-cell table:style-name="ce7" office:value-type="string" calcext:value-type="string">
            <text:p>Termin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3" table:formula="of:=SUM([.C204:.E204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27" calcext:value-type="date">
            <text:p>Do 27.04.17</text:p>
          </table:table-cell>
          <table:table-cell table:style-name="ce1" office:value-type="string" calcext:value-type="string">
            <text:p>Anruf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3" table:formula="of:=SUM([.C205:.E205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28" calcext:value-type="date">
            <text:p>Fr 28.04.17</text:p>
          </table:table-cell>
          <table:table-cell table:style-name="ce7" office:value-type="string" calcext:value-type="string">
            <text:p>Termin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3" table:formula="of:=SUM([.C206:.E206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7-04-28" calcext:value-type="date">
            <text:p>Fr 28.04.17</text:p>
          </table:table-cell>
          <table:table-cell table:style-name="ce1" office:value-type="string" calcext:value-type="string">
            <text:p>Anruf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3" table:formula="of:=SUM([.C207:.E207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umme KW 17 Anrufe</text:p>
          </table:table-cell>
          <table:table-cell table:number-columns-repeated="4"/>
          <table:table-cell table:formula="of:=SUM([.F207];[.F205];[.F203];[.F201];[.F199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me KW 17 Termine</text:p>
          </table:table-cell>
          <table:table-cell table:number-columns-repeated="4"/>
          <table:table-cell table:formula="of:=SUM([.F206];[.F204];[.F202];[.F200];[.F198])" office:value-type="float" office:value="0" calcext:value-type="float">
            <text:p>0</text:p>
          </table:table-cell>
          <table:table-cell table:number-columns-repeated="1018"/>
        </table:table-row>
        <table:table-row table:style-name="ro3" table:number-rows-repeated="10483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date-style style:name="N109">
      <number:day-of-week/>
      <number:text> </number:text>
      <number:day number:style="long"/>
      <number:text>.</number:text>
      <number:month number:style="long"/>
      <number:text>.</number:text>
      <number:year/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.00.0000</text:date>, <text:time style:data-style-name="N2" text:time-value="19:20:08.7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0000000</meta:creation-date>
    <meta:editing-duration>P1DT47M46S</meta:editing-duration>
    <meta:editing-cycles>53</meta:editing-cycles>
    <meta:generator>LibreOffice/5.2.5.1$Windows_x86 LibreOffice_project/0312e1a284a7d50ca85a365c316c7abbf20a4d22</meta:generator>
    <dc:date>2017-05-17T19:30:35.689000000</dc:date>
    <meta:document-statistic meta:table-count="3" meta:cell-count="931" meta:object-count="0"/>
    <meta:user-defined meta:name="Info 1"/>
    <meta:user-defined meta:name="Info 2"/>
    <meta:user-defined meta:name="Info 3"/>
    <meta:user-defined meta:name="Info 4"/>
  </office:meta>
</office:document-meta>
</file>